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style:font-weight-asian="normal" style:font-name-complex="Calibri1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style:text-line-through-style="none" style:font-name="Calibri" fo:font-size="12pt" fo:font-style="normal" style:text-underline-style="none" fo:font-weight="normal" style:text-blinking="false" fo:background-color="#ffffff" style:font-weight-asian="normal" style:font-name-complex="Calibri1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 style:font-name-complex="Calibri1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/>
    </style:style>
    <style:style style:name="T1" style:family="text">
      <style:text-properties style:font-name="Calibri" style:text-underline-style="solid" style:text-underline-width="auto" style:text-underline-color="font-color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ivation zu Open Source Software</text:p>
      <text:p text:style-name="P1"/>
      <text:p text:style-name="P1"><text:span text:style-name="T1">Persönlicher</text:span><text:span text:style-name="T1"> Teil</text:span></text:p>
      <text:p text:style-name="P3"/>
      <text:p text:style-name="P3"/>
      <text:p text:style-name="P6"><text:bookmark text:name="docs-internal-guid-361ec1e1-7fff-e26e-3a37-137fef62bcb8"/>Weshalb haben wir unsere Präsentation open entwickelt?</text:p>
      <text:p text:style-name="P2">- Shared Knowledge<text:tab/>(Teilen wir unsere Recherche-Ergebnisse!)</text:p>
      <text:p text:style-name="P5">- Neues Lernen (Kann man einen Open Source Vortrag machen?)</text:p>
      <text:p text:style-name="P6"/>
      <text:p text:style-name="P7">Welchen Anreiz zur Nutzung haben wir mgw erschaffen?</text:p>
      <text:p text:style-name="P7"/>
      <text:p text:style-name="P7"/>
      <text:p text:style-name="P7">Raphael:</text:p>
      <text:p text:style-name="P7"/>
      <text:p text:style-name="P7">Kurze Umfrage:</text:p>
      <text:p text:style-name="P7"/>
      <text:p text:style-name="P7">Wie definierst du Persönlich Motivation?</text:p>
      <text:p text:style-name="P7"/>
      <text:p text:style-name="P7">Was motiviert dich am Morgen aufzustehen? </text:p>
      <text:p text:style-name="P7"/>
      <text:p text:style-name="P7">Was motiviert dich an einer Übung zu arbeiten? </text:p>
      <text:p text:style-name="P7"/>
      <text:p text:style-name="P7">Was motiviert dich an deinem Hobby?</text:p>
      <text:p text:style-name="P7"/>
      <text:p text:style-name="P7">Verwendest du Opensource Sachen? Wenn ja welche?</text:p>
      <text:p text:style-name="P7"/>
      <text:p text:style-name="P7">Könntest du dir vorstellen in einer Opensource Firma zu arbeiten?</text:p>
      <text:p text:style-name="P7"/>
      <text:p text:style-name="P7">Würdest du lieber dein Hobby zum Beruf machen oder dein Beruf zu deinem Hobby?</text:p>
      <text:p text:style-name="P7"/>
      <text:p text:style-name="P7">Macht es dir Spass zu Programmieren?</text:p>
      <text:p text:style-name="P7"/>
      <text:p text:style-name="P7">Hast du eigene Programmier-Projekte?</text:p>
      <text:p text:style-name="P7"/>
      <text:p text:style-name="P7">Was ist deine Lieblingsfarbe?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2-01T15:05:42.78</dc:date>
    <meta:editing-duration>PT25M21S</meta:editing-duration>
    <meta:editing-cycles>8</meta:editing-cycles>
    <meta:generator>OpenOffice/4.1.8$Win32 OpenOffice.org_project/418m3$Build-9803</meta:generator>
    <dc:creator>Adonis Raphael Fehr</dc:creator>
    <meta:document-statistic meta:table-count="0" meta:image-count="0" meta:object-count="0" meta:page-count="2" meta:paragraph-count="18" meta:word-count="112" meta:character-count="754"/>
  </office:meta>
</office:document-meta>
</file>